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46" table:number-columns-repeated="2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6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6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2" svg:width="2.899cm" svg:height="0.991cm" svg:x="7.664cm" svg:y="47.239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7.004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7:53:37</dc:date>
    <meta:editing-duration>PT6H9M57S</meta:editing-duration>
    <meta:editing-cycles>9</meta:editing-cycles>
    <meta:generator>LibreOffice/3.5$Linux_x86 LibreOffice_project/350m1$Build-2</meta:generator>
    <dc:creator>Claire Zuliani</dc:creator>
    <meta:document-statistic meta:table-count="3" meta:cell-count="266" meta:object-count="0"/>
  </office:meta>
</office:document-meta>
</file>